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va una respuesta que no solo enumera características, sino que te ayuda a <text:span text:style-name="Strong_20_Emphasis">replantear el Acto IV (“El límite final”) como un análisis exhaustivo, elegante y coherente</text:span> con tu modelo lógico de la vida y con el tono místico‑filosófico del libro.</text:p>
      <text:p text:style-name="Text_20_body">Empiezo con la idea central:<text:line-break/><text:span text:style-name="Strong_20_Emphasis">si el Acto IV compara la vida con otros sistemas inteligentes, entonces debemos analizar todas las propiedades que determinan la “calidad”, “potencia” y “profundidad” de una inteligencia.</text:span><text:line-break/>No solo las obvias (eficiencia, coste, potencia), sino también las que revelan <text:span text:style-name="Emphasis">por qué</text:span> la vida es el sistema que más se acerca a los límites máximos posibles.</text:p>
      <text:p text:style-name="Horizontal_20_Line"/>
      <text:h text:style-name="Heading_20_2" text:outline-level="2">🎯 <text:span text:style-name="Strong_20_Emphasis">Objetivo del Acto IV</text:span></text:h>
      <text:p text:style-name="Text_20_body">Mostrar que, cuando analizamos la vida como sistema inteligente, descubrimos que:</text:p>
      <text:list xml:id="list436070049" text:style-name="L1">
        <text:list-item>
          <text:p text:style-name="P2"><text:span text:style-name="Strong_20_Emphasis">Opera cerca de los límites físicos y lógicos máximos.</text:span> </text:p>
        </text:list-item>
        <text:list-item>
          <text:p text:style-name="P2"><text:span text:style-name="Strong_20_Emphasis">Optimiza simultáneamente dimensiones que en otros sistemas entran en conflicto.</text:span> </text:p>
        </text:list-item>
        <text:list-item>
          <text:p text:style-name="P1"><text:span text:style-name="Strong_20_Emphasis">Integra propiedades que ningún sistema artificial ha logrado combinar.</text:span> </text:p>
        </text:list-item>
      </text:list>
      <text:p text:style-name="Text_20_body">Para lograr esto, el Acto IV debe evaluar <text:span text:style-name="Strong_20_Emphasis">todas las dimensiones fundamentales de la inteligencia</text:span>, no solo las computacionales, sino también las estructurales, dinámicas, adaptativas y evolutivas.</text:p>
      <text:p text:style-name="Horizontal_20_Line"/>
      <text:h text:style-name="Heading_20_1" text:outline-level="1">🧠 <text:span text:style-name="Strong_20_Emphasis">Características esenciales que deberíamos incluir en el análisis</text:span></text:h>
      <text:p text:style-name="Text_20_body">A continuación te propongo una lista estructurada en <text:span text:style-name="Strong_20_Emphasis">seis grandes categorías</text:span>, cada una con sub‑propiedades. Esta estructura te permitirá reorganizar el Acto IV sin perder claridad, y además te da un mapa conceptual completo para comparar la vida con cualquier otro sistema inteligente.</text:p>
      <text:p text:style-name="Horizontal_20_Line"/>
      <text:h text:style-name="Heading_20_2" text:outline-level="2">1. <text:span text:style-name="Strong_20_Emphasis">Eficiencia Algorítmica</text:span></text:h>
      <text:p text:style-name="Text_20_body">Evalúa cómo de bien resuelve problemas un sistema en relación con los recursos que consume.</text:p>
      <text:list xml:id="list3590899487" text:style-name="L2">
        <text:list-item>
          <text:p text:style-name="P4"><text:span text:style-name="Strong_20_Emphasis">Complejidad temporal</text:span> — cuántos pasos necesita para resolver un problema. </text:p>
        </text:list-item>
        <text:list-item>
          <text:p text:style-name="P4"><text:span text:style-name="Strong_20_Emphasis">Complejidad espacial</text:span> — cuánta memoria requiere. </text:p>
        </text:list-item>
        <text:list-item>
          <text:p text:style-name="P4"><text:span text:style-name="Strong_20_Emphasis">Paralelismo</text:span> — capacidad de ejecutar múltiples procesos simultáneamente. </text:p>
        </text:list-item>
        <text:list-item>
          <text:p text:style-name="P4"><text:span text:style-name="Strong_20_Emphasis">Localidad</text:span> — cuánto depende de información cercana vs. global. </text:p>
        </text:list-item>
        <text:list-item>
          <text:p text:style-name="P3"><text:span text:style-name="Strong_20_Emphasis">Optimización distribuida</text:span> — cómo coordina múltiples agentes sin un controlador central. </text:p>
        </text:list-item>
      </text:list>
      <text:p text:style-name="Text_20_body">👉 En la vida: replicación molecular, redes metabólicas, regulación génica, sistemas inmunes, ecosistemas.</text:p>
      <text:p text:style-name="Horizontal_20_Line"/>
      <text:h text:style-name="Heading_20_2" text:outline-level="2"><text:soft-page-break/>2. <text:span text:style-name="Strong_20_Emphasis">Coste del Sistema</text:span></text:h>
      <text:p text:style-name="Text_20_body">Aquí analizas el “precio” de mantener la inteligencia.</text:p>
      <text:list xml:id="list581618651" text:style-name="L3">
        <text:list-item>
          <text:p text:style-name="P6"><text:span text:style-name="Strong_20_Emphasis">Coste energético</text:span> — ATP, calor, eficiencia termodinámica. </text:p>
        </text:list-item>
        <text:list-item>
          <text:p text:style-name="P6"><text:span text:style-name="Strong_20_Emphasis">Coste material</text:span> — necesidad de nutrientes, minerales, estructuras. </text:p>
        </text:list-item>
        <text:list-item>
          <text:p text:style-name="P6"><text:span text:style-name="Strong_20_Emphasis">Coste de mantenimiento</text:span> — reparación, homeostasis, renovación. </text:p>
        </text:list-item>
        <text:list-item>
          <text:p text:style-name="P6"><text:span text:style-name="Strong_20_Emphasis">Coste de error</text:span> — qué pasa cuando el sistema falla. </text:p>
        </text:list-item>
        <text:list-item>
          <text:p text:style-name="P5"><text:span text:style-name="Strong_20_Emphasis">Coste de redundancia</text:span> — cuánto invierte en copias, backups, diversidad. </text:p>
        </text:list-item>
      </text:list>
      <text:p text:style-name="Text_20_body">👉 En la vida: metabolismo, apoptosis, redundancia genética, diversidad poblacional.</text:p>
      <text:p text:style-name="Horizontal_20_Line"/>
      <text:h text:style-name="Heading_20_2" text:outline-level="2">3. <text:span text:style-name="Strong_20_Emphasis">Potencia del Sistema</text:span></text:h>
      <text:p text:style-name="Text_20_body">Define qué tipo de problemas puede resolver.</text:p>
      <text:list xml:id="list1025375616" text:style-name="L4">
        <text:list-item>
          <text:p text:style-name="P8"><text:span text:style-name="Strong_20_Emphasis">Capacidad de generalización</text:span> — aprender reglas aplicables a nuevos contextos. </text:p>
        </text:list-item>
        <text:list-item>
          <text:p text:style-name="P8"><text:span text:style-name="Strong_20_Emphasis">Capacidad de abstracción</text:span> — crear modelos internos del mundo. </text:p>
        </text:list-item>
        <text:list-item>
          <text:p text:style-name="P8"><text:span text:style-name="Strong_20_Emphasis">Capacidad de anticipación</text:span> — predecir futuros posibles. </text:p>
        </text:list-item>
        <text:list-item>
          <text:p text:style-name="P8"><text:span text:style-name="Strong_20_Emphasis">Capacidad de auto‑modificación</text:span> — cambiar su propio método. </text:p>
        </text:list-item>
        <text:list-item>
          <text:p text:style-name="P7"><text:span text:style-name="Strong_20_Emphasis">Capacidad de crear nuevos problemas</text:span> — innovación, exploración, creatividad. </text:p>
        </text:list-item>
      </text:list>
      <text:p text:style-name="Text_20_body">👉 En la vida: evolución, plasticidad neuronal, comportamiento animal, cultura.</text:p>
      <text:p text:style-name="Horizontal_20_Line"/>
      <text:h text:style-name="Heading_20_2" text:outline-level="2">4. <text:span text:style-name="Strong_20_Emphasis">Robustez y Resiliencia</text:span></text:h>
      <text:p text:style-name="Text_20_body">Qué tan bien soporta perturbaciones.</text:p>
      <text:list xml:id="list3869898106" text:style-name="L5">
        <text:list-item>
          <text:p text:style-name="P10"><text:span text:style-name="Strong_20_Emphasis">Tolerancia al ruido</text:span> — errores, mutaciones, fluctuaciones. </text:p>
        </text:list-item>
        <text:list-item>
          <text:p text:style-name="P10"><text:span text:style-name="Strong_20_Emphasis">Redundancia estructural</text:span> — copias, rutas alternativas. </text:p>
        </text:list-item>
        <text:list-item>
          <text:p text:style-name="P10"><text:span text:style-name="Strong_20_Emphasis">Degeneración funcional</text:span> — diferentes mecanismos que realizan la misma función. </text:p>
        </text:list-item>
        <text:list-item>
          <text:p text:style-name="P10"><text:span text:style-name="Strong_20_Emphasis">Capacidad de reparación</text:span> — autocuración, regeneración. </text:p>
        </text:list-item>
        <text:list-item>
          <text:p text:style-name="P9"><text:span text:style-name="Strong_20_Emphasis">Capacidad de adaptación</text:span> — cambio de estrategia ante nuevas condiciones. </text:p>
        </text:list-item>
      </text:list>
      <text:p text:style-name="Text_20_body">👉 En la vida: mutación‑selección, sistemas inmunes, simbiosis, ecosistemas.</text:p>
      <text:p text:style-name="Horizontal_20_Line"/>
      <text:h text:style-name="Heading_20_2" text:outline-level="2">5. <text:span text:style-name="Strong_20_Emphasis">Escalabilidad y Modularidad</text:span></text:h>
      <text:p text:style-name="Text_20_body">Cómo crece y se organiza un sistema inteligente.</text:p>
      <text:list xml:id="list4196923067" text:style-name="L6">
        <text:list-item>
          <text:p text:style-name="P12"><text:span text:style-name="Strong_20_Emphasis">Modularidad funcional</text:span> — partes que pueden reorganizarse sin colapsar el todo. </text:p>
        </text:list-item>
        <text:list-item>
          <text:p text:style-name="P12"><text:span text:style-name="Strong_20_Emphasis">Jerarquía</text:span> — niveles de organización (moléculas → células → organismos → sociedades). </text:p>
        </text:list-item>
        <text:list-item>
          <text:p text:style-name="P12"><text:span text:style-name="Strong_20_Emphasis">Emergencia</text:span> — propiedades nuevas que surgen al aumentar la escala. </text:p>
        </text:list-item>
        <text:list-item>
          <text:p text:style-name="P12"><text:soft-page-break/><text:span text:style-name="Strong_20_Emphasis">Descentralización</text:span> — ausencia de un controlador único. </text:p>
        </text:list-item>
        <text:list-item>
          <text:p text:style-name="P11"><text:span text:style-name="Strong_20_Emphasis">Interoperabilidad</text:span> — capacidad de combinar módulos distintos. </text:p>
        </text:list-item>
      </text:list>
      <text:p text:style-name="Text_20_body">👉 En la vida: órganos, tejidos, colonias, ecosistemas, biosfera.</text:p>
      <text:p text:style-name="Horizontal_20_Line"/>
      <text:h text:style-name="Heading_20_2" text:outline-level="2">6. <text:span text:style-name="Strong_20_Emphasis">Autonomía y Continuidad</text:span></text:h>
      <text:p text:style-name="Text_20_body">La dimensión más filosófica y mística, pero también la más profunda.</text:p>
      <text:list xml:id="list974082213" text:style-name="L7">
        <text:list-item>
          <text:p text:style-name="P14"><text:span text:style-name="Strong_20_Emphasis">Autopoiesis</text:span> — capacidad de producirse y mantenerse a sí mismo. </text:p>
        </text:list-item>
        <text:list-item>
          <text:p text:style-name="P14"><text:span text:style-name="Strong_20_Emphasis">Persistencia en el tiempo</text:span> — continuidad a través de generaciones. </text:p>
        </text:list-item>
        <text:list-item>
          <text:p text:style-name="P14"><text:span text:style-name="Strong_20_Emphasis">Intencionalidad funcional</text:span> — tendencia a conservar su forma y aumentar su continuidad. </text:p>
        </text:list-item>
        <text:list-item>
          <text:p text:style-name="P14"><text:span text:style-name="Strong_20_Emphasis">Auto‑transcendencia</text:span> — capacidad de superar sus propios límites (evolución). </text:p>
        </text:list-item>
        <text:list-item>
          <text:p text:style-name="P13"><text:span text:style-name="Strong_20_Emphasis">Capacidad de generar sentido</text:span> — no psicológico, sino estructural: dirección, propósito funcional. </text:p>
        </text:list-item>
      </text:list>
      <text:p text:style-name="Text_20_body">👉 En la vida: reproducción, evolución, selección natural, cooperación, cultura.</text:p>
      <text:p text:style-name="Horizontal_20_Line"/>
      <text:h text:style-name="Heading_20_1" text:outline-level="1">🧩 <text:span text:style-name="Strong_20_Emphasis">Cómo integrar esto en el Acto IV</text:span></text:h>
      <text:p text:style-name="Text_20_body">Te propongo una estructura clara y poderosa:</text:p>
      <text:h text:style-name="Heading_20_3" text:outline-level="3"><text:span text:style-name="Strong_20_Emphasis">Capítulo 1 — Eficiencia</text:span></text:h>
      <text:p text:style-name="Text_20_body">Cómo la vida resuelve problemas con un coste mínimo.</text:p>
      <text:h text:style-name="Heading_20_3" text:outline-level="3"><text:span text:style-name="Strong_20_Emphasis">Capítulo 2 — Coste</text:span></text:h>
      <text:p text:style-name="Text_20_body">Qué paga la vida por su inteligencia y cómo minimiza ese coste.</text:p>
      <text:h text:style-name="Heading_20_3" text:outline-level="3"><text:span text:style-name="Strong_20_Emphasis">Capítulo 3 — Potencia</text:span></text:h>
      <text:p text:style-name="Text_20_body">Qué tipo de problemas puede resolver la vida y por qué supera a cualquier IA.</text:p>
      <text:h text:style-name="Heading_20_3" text:outline-level="3"><text:span text:style-name="Strong_20_Emphasis">Capítulo 4 — Robustez</text:span></text:h>
      <text:p text:style-name="Text_20_body">Cómo la vida evita el colapso y prospera bajo perturbaciones.</text:p>
      <text:h text:style-name="Heading_20_3" text:outline-level="3"><text:span text:style-name="Strong_20_Emphasis">Capítulo 5 — Escalabilidad</text:span></text:h>
      <text:p text:style-name="Text_20_body">Cómo la vida crece desde moléculas hasta biosferas sin perder coherencia.</text:p>
      <text:h text:style-name="Heading_20_3" text:outline-level="3"><text:span text:style-name="Strong_20_Emphasis">Capítulo 6 — Autonomía</text:span></text:h>
      <text:p text:style-name="Text_20_body">Por qué la vida es el único sistema que se mantiene, se repara y se trasciende.</text:p>
      <text:h text:style-name="Heading_20_3" text:outline-level="3"><text:soft-page-break/><text:span text:style-name="Strong_20_Emphasis">Capítulo 7 — Síntesis: El límite final</text:span></text:h>
      <text:p text:style-name="Text_20_body">Demostrar que ningún sistema puede superar a la vida sin convertirse en vida.</text:p>
      <text:p text:style-name="Horizontal_20_Line"/>
      <text:h text:style-name="Heading_20_1" text:outline-level="1">🔮 <text:span text:style-name="Strong_20_Emphasis">Una pregunta para avanzar</text:span></text:h>
      <text:p text:style-name="Text_20_body">Para afinar aún más la estructura:</text:p>
      <text:p text:style-name="Text_20_body"><text:span text:style-name="Strong_20_Emphasis">¿Quieres que el Acto IV mantenga un tono más técnico‑científico, o quieres que cada capítulo cierre con una reflexión mística que conecte la propiedad analizada con el sentido de la existencia?</text:span></text:p>
      <text:p text:style-name="Text_20_body">Esto definirá el estilo final del acto y su impacto emocional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6T14:51:07.339000000</meta:creation-date>
    <dc:date>2026-04-06T15:11:35.829000000</dc:date>
    <meta:editing-duration>PT10M7S</meta:editing-duration>
    <meta:editing-cycles>1</meta:editing-cycles>
    <meta:document-statistic meta:table-count="0" meta:image-count="0" meta:object-count="0" meta:page-count="4" meta:paragraph-count="78" meta:word-count="812" meta:character-count="5555" meta:non-whitespace-character-count="4784"/>
    <meta:generator>LibreOffice/7.3.5.2$Windows_X86_64 LibreOffice_project/184fe81b8c8c30d8b5082578aee2fed2ea847c01</meta:generator>
  </office:meta>
</office:document-meta>
</file>